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5.15cm" fo:min-width="14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="none"/>
      <style:paragraph-properties fo:text-align="center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4cm" svg:height="5.4cm" svg:x="2.8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3cm" svg:y="3cm">
          <text:p text:style-name="P3">Host Cla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3cm" svg:y="3cm">
          <text:p text:style-name="P3">Generated Trai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6cm" svg:x2="13cm" svg:y2="6cm">
          <text:p text:style-name="P3">uses</text:p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6:47:35.190094000</meta:creation-date>
    <dc:date>2016-11-15T16:54:49.167930000</dc:date>
    <meta:editing-duration>PT7M16S</meta:editing-duration>
    <meta:editing-cycles>4</meta:editing-cycles>
    <meta:generator>LibreOffice/5.2.2.2$MacOSX_X86_64 LibreOffice_project/8f96e87c890bf8fa77463cd4b640a2312823f3ad</meta:generator>
    <meta:document-statistic meta:object-count="6"/>
  </office:meta>
</office:document-meta>
</file>